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980: "\\EB* Gut^1, dieser Aufzug sollte uns hier raus bringen./%",</text:p>
          </table:table-cell>
          <table:table-cell table:number-columns-repeated="5"/>
          <table:table-cell office:value-type="string" calcext:value-type="string">
            <text:p>Zeilennummer 2980: "\\EB* Alright^1, this lift should take us out of her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Nun^1, da es etwas dauert,../%",</text:p>
          </table:table-cell>
          <table:table-cell table:number-columns-repeated="5"/>
          <table:table-cell office:value-type="string" calcext:value-type="string">
            <text:p>Zeilennummer 2980: "* Now^1, it might take a while^1, so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sollten wir es uns etwas bequem machen!/%",</text:p>
          </table:table-cell>
          <table:table-cell table:number-columns-repeated="5"/>
          <table:table-cell office:value-type="string" calcext:value-type="string">
            <text:p>Zeilennummer 2980: "\\E0* Get comfy^1, everyon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... Hey^1. Ralsei^1./",</text:p>
          </table:table-cell>
          <table:table-cell table:number-columns-repeated="5"/>
          <table:table-cell office:value-type="string" calcext:value-type="string">
            <text:p>Zeilennummer 2980: "* ... Hey^1. Ralsei^1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Du kennst Lancers Vater..?/",</text:p>
          </table:table-cell>
          <table:table-cell table:number-columns-repeated="5"/>
          <table:table-cell office:value-type="string" calcext:value-type="string">
            <text:p>Zeilennummer 2980: "* Y'know Lancer's dad..^1. The King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Ja...?/",</text:p>
          </table:table-cell>
          <table:table-cell table:number-columns-repeated="5"/>
          <table:table-cell office:value-type="string" calcext:value-type="string">
            <text:p>Zeilennummer 2980: "* Yes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Wenn wir ihn treffen..^1. Denkst du das wir.../",</text:p>
          </table:table-cell>
          <table:table-cell table:number-columns-repeated="5"/>
          <table:table-cell office:value-type="string" calcext:value-type="string">
            <text:p>Zeilennummer 2980: "* When we meet him..^1. You think we'll have t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C* ... ihn verletzten müssen?/",</text:p>
          </table:table-cell>
          <table:table-cell table:number-columns-repeated="5"/>
          <table:table-cell office:value-type="string" calcext:value-type="string">
            <text:p>Zeilennummer 2980: "\\EC* ... hurt him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Susie...?/",</text:p>
          </table:table-cell>
          <table:table-cell table:number-columns-repeated="5"/>
          <table:table-cell office:value-type="string" calcext:value-type="string">
            <text:p>Zeilennummer 2980: "* Susi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7* Ich meine, ich KANN ihn EINFACH besiegen^1, aber.../",</text:p>
          </table:table-cell>
          <table:table-cell table:number-columns-repeated="5"/>
          <table:table-cell office:value-type="string" calcext:value-type="string">
            <text:p>Zeilennummer 2980: "\\E7* I mean, I could EASILY smash him^1, bu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Ihr^1, ich weiß^1, dass das nicht so euer Ding ist./",</text:p>
          </table:table-cell>
          <table:table-cell table:number-columns-repeated="5"/>
          <table:table-cell office:value-type="string" calcext:value-type="string">
            <text:p>Zeilennummer 2980: "\\E0* You guys^1, I know that's not really your thi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2* Ihr seid eher so^1, uh^1, die Verlierertypen./%",</text:p>
          </table:table-cell>
          <table:table-cell table:number-columns-repeated="5"/>
          <table:table-cell office:value-type="string" calcext:value-type="string">
            <text:p>Zeilennummer 2980: "\\E2* You're more about^1, uh^1, grovelling like total loser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Und ich dachte daran^1, vielleicht,../",</text:p>
          </table:table-cell>
          <table:table-cell table:number-columns-repeated="5"/>
          <table:table-cell office:value-type="string" calcext:value-type="string">
            <text:p>Zeilennummer 2980: "\\E0* And I was thinking..^1. mayb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6* Dasselbe zutun?/",</text:p>
          </table:table-cell>
          <table:table-cell table:number-columns-repeated="5"/>
          <table:table-cell office:value-type="string" calcext:value-type="string">
            <text:p>Zeilennummer 2980: "\\E6* I could..^1. do that too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Susie!^1? Du meinst du willst \\cYACT\\cWen...?/",</text:p>
          </table:table-cell>
          <table:table-cell table:number-columns-repeated="5"/>
          <table:table-cell office:value-type="string" calcext:value-type="string">
            <text:p>Zeilennummer 2980: "* Susie!^1? You mean you want to try ACTing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Uh, nun,/",</text:p>
          </table:table-cell>
          <table:table-cell table:number-columns-repeated="5"/>
          <table:table-cell office:value-type="string" calcext:value-type="string">
            <text:p>Zeilennummer 2980: "* Uh, well,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Susie..^1. Wir sind glücklich wenn du mit uns \\cYACT\\cWest!/",</text:p>
          </table:table-cell>
          <table:table-cell table:number-columns-repeated="5"/>
          <table:table-cell office:value-type="string" calcext:value-type="string">
            <text:p>Zeilennummer 2980: "* Susie..^1. We'd be happy if you ACTed with u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Und keine Sorge^1, wir sind hier um dir zu helfen!/",</text:p>
          </table:table-cell>
          <table:table-cell table:number-columns-repeated="5"/>
          <table:table-cell office:value-type="string" calcext:value-type="string">
            <text:p>Zeilennummer 2980: "\\E0* And don't worry^1, we'll be there to help you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6* Du musst es nicht selbst herausfinden./",</text:p>
          </table:table-cell>
          <table:table-cell table:number-columns-repeated="5"/>
          <table:table-cell office:value-type="string" calcext:value-type="string">
            <text:p>Zeilennummer 2980: "\\E6* You won't have to figure it out by yourself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.../",</text:p>
          </table:table-cell>
          <table:table-cell table:number-columns-repeated="5"/>
          <table:table-cell office:value-type="string" calcext:value-type="string">
            <text:p>Zeilennummer 2980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C* ... sicher^1, gut./%",</text:p>
          </table:table-cell>
          <table:table-cell table:number-columns-repeated="5"/>
          <table:table-cell office:value-type="string" calcext:value-type="string">
            <text:p>Zeilennummer 2980: "\\EC* ... sure^1, alrigh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C* .../",</text:p>
          </table:table-cell>
          <table:table-cell table:number-columns-repeated="5"/>
          <table:table-cell office:value-type="string" calcext:value-type="string">
            <text:p>Zeilennummer 2980: "\\EC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Hey^1. Ralsei./",</text:p>
          </table:table-cell>
          <table:table-cell table:number-columns-repeated="5"/>
          <table:table-cell office:value-type="string" calcext:value-type="string">
            <text:p>Zeilennummer 2980: "\\E0* Hey^1. Ralsei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Susie?/",</text:p>
          </table:table-cell>
          <table:table-cell table:number-columns-repeated="5"/>
          <table:table-cell office:value-type="string" calcext:value-type="string">
            <text:p>Zeilennummer 2980: "* Susi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Machst du.../",</text:p>
          </table:table-cell>
          <table:table-cell table:number-columns-repeated="5"/>
          <table:table-cell office:value-type="string" calcext:value-type="string">
            <text:p>Zeilennummer 2980: "* Are you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6* Immer noch diese^1, uh^1, Kuchen...?/",</text:p>
          </table:table-cell>
          <table:table-cell table:number-columns-repeated="5"/>
          <table:table-cell office:value-type="string" calcext:value-type="string">
            <text:p>Zeilennummer 2980: "\\E6* Still gonna make those^1, uh^1, cakes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Nun^1, machst du dich nicht mehr über mich lustig?/",</text:p>
          </table:table-cell>
          <table:table-cell table:number-columns-repeated="5"/>
          <table:table-cell office:value-type="string" calcext:value-type="string">
            <text:p>Zeilennummer 2980: "* Well^1, will you stop making fun of m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.../",</text:p>
          </table:table-cell>
          <table:table-cell table:number-columns-repeated="5"/>
          <table:table-cell office:value-type="string" calcext:value-type="string">
            <text:p>Zeilennummer 2980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2* Nun^1, wenn ich MUSS^1, dann ja./",</text:p>
          </table:table-cell>
          <table:table-cell table:number-columns-repeated="5"/>
          <table:table-cell office:value-type="string" calcext:value-type="string">
            <text:p>Zeilennummer 2980: "\\E2* Well^1, if I HAVE TO^1, I gues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Dann backe ich so viel Kuchen wie du willst^1, OK?/",</text:p>
          </table:table-cell>
          <table:table-cell table:number-columns-repeated="5"/>
          <table:table-cell office:value-type="string" calcext:value-type="string">
            <text:p>Zeilennummer 2980: "* Then I'll bake you as many as you like^1, alrigh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Yeah^1, als wenn du so viele machen kannst^1, Kumpel./%",</text:p>
          </table:table-cell>
          <table:table-cell table:number-columns-repeated="5"/>
          <table:table-cell office:value-type="string" calcext:value-type="string">
            <text:p>Zeilennummer 2980: "* Yeah^1, like you can make that many^1, dud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Nun^1, wir sind angekommen!/%",</text:p>
          </table:table-cell>
          <table:table-cell table:number-columns-repeated="5"/>
          <table:table-cell office:value-type="string" calcext:value-type="string">
            <text:p>Zeilennummer 2980: "\\E0* Well^1, this is our stop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Hey, Kris^1. Warte kurz./%",</text:p>
          </table:table-cell>
          <table:table-cell table:number-columns-repeated="5"/>
          <table:table-cell office:value-type="string" calcext:value-type="string">
            <text:p>Zeilennummer 2980: "\\E0* Hey, Kris^1. Wait a sec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Weißt du^1, ich fange an festzustellen,/",</text:p>
          </table:table-cell>
          <table:table-cell table:number-columns-repeated="5"/>
          <table:table-cell office:value-type="string" calcext:value-type="string">
            <text:p>Zeilennummer 2980: "* Y'know^1, I'm starting to realiz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dass es einfacher für uns ist hier raus zu kommen../",</text:p>
          </table:table-cell>
          <table:table-cell table:number-columns-repeated="5"/>
          <table:table-cell office:value-type="string" calcext:value-type="string">
            <text:p>Zeilennummer 2980: "* It'll be easier for us to get out of her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Wenn wir etwas^1, uh^1, \"besser miteinander klarkommen.\"/",</text:p>
          </table:table-cell>
          <table:table-cell table:number-columns-repeated="5"/>
          <table:table-cell office:value-type="string" calcext:value-type="string">
            <text:p>Zeilennummer 2980: "* If we all^1, uh^1, \"get along\" a little mo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Also, wenn wir nun einen Feind begegnen.../%",</text:p>
          </table:table-cell>
          <table:table-cell table:number-columns-repeated="5"/>
          <table:table-cell office:value-type="string" calcext:value-type="string">
            <text:p>Zeilennummer 2980: "* So, next time we fight an enem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C* Kannst du mir sagen^1, was du zu sagen hast./%",</text:p>
          </table:table-cell>
          <table:table-cell table:number-columns-repeated="5"/>
          <table:table-cell office:value-type="string" calcext:value-type="string">
            <text:p>Zeilennummer 2980: "\\EC* If you tell me what to do... I'll listen to you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1* ... aber, sag mir bloß nichts DUMMES,/",</text:p>
          </table:table-cell>
          <table:table-cell table:number-columns-repeated="5"/>
          <table:table-cell office:value-type="string" calcext:value-type="string">
            <text:p>Zeilennummer 2980: "\\E1* ... but, y'know, don't tell me anything STUPID,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2* Oder ich gehe wieder zurück zum alten Schema, OK!?/%",</text:p>
          </table:table-cell>
          <table:table-cell table:number-columns-repeated="5"/>
          <table:table-cell office:value-type="string" calcext:value-type="string">
            <text:p>Zeilennummer 2980: "\\E2* Or I'll go back to smashing heads, alright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0* Kris.../",</text:p>
          </table:table-cell>
          <table:table-cell table:number-columns-repeated="5"/>
          <table:table-cell office:value-type="string" calcext:value-type="string">
            <text:p>Zeilennummer 2980: "\\E0* Kri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\\EC* Ich vertraue dir^1, OK?/%",</text:p>
          </table:table-cell>
          <table:table-cell table:number-columns-repeated="5"/>
          <table:table-cell office:value-type="string" calcext:value-type="string">
            <text:p>Zeilennummer 2980: "\\EC* I'm counting on you^1, OK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980: "* (Susie betritt das Team wirklich.)",</text:p>
          </table:table-cell>
          <table:table-cell table:number-columns-repeated="5"/>
          <table:table-cell office:value-type="string" calcext:value-type="string">
            <text:p>Zeilennummer 2980: "* (Susie joined the party for real.)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37:11.762000000</meta:creation-date>
    <dc:date>2023-06-18T20:38:15.325000000</dc:date>
    <meta:editing-duration>PT1M3S</meta:editing-duration>
    <meta:editing-cycles>1</meta:editing-cycles>
    <meta:document-statistic meta:table-count="1" meta:cell-count="89" meta:object-count="0"/>
    <meta:generator>LibreOffice/7.4.3.2$Windows_X86_64 LibreOffice_project/1048a8393ae2eeec98dff31b5c133c5f1d08b890</meta:generator>
  </office:meta>
</office:document-meta>
</file>